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T1" style:family="text">
      <style:text-properties officeooo:rsid="0013e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4">Next issue is I’m trying to update git over https but it’s not working. I have a personal access token but that’s no good either and I need to change to updating over ssh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3:09:11.558697957</meta:creation-date>
    <meta:generator>LibreOffice/6.4.6.2$Linux_X86_64 LibreOffice_project/40$Build-2</meta:generator>
    <dc:date>2021-03-31T15:12:31.338893130</dc:date>
    <meta:editing-duration>PT5M12S</meta:editing-duration>
    <meta:editing-cycles>5</meta:editing-cycles>
    <meta:document-statistic meta:table-count="0" meta:image-count="0" meta:object-count="0" meta:page-count="1" meta:paragraph-count="7" meta:word-count="149" meta:character-count="825" meta:non-whitespace-character-count="679"/>
  </office:meta>
</office:document-meta>
</file>